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0.4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4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>
            <text:p>byte myByte=-10;</text:p>
          </table:table-cell>
          <table:table-cell table:number-columns-repeated="45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Byte(-10)</text:p>
          </table:table-cell>
          <table:table-cell table:number-columns-repeated="29"/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(-10)</text:p>
          </table:table-cell>
          <table:table-cell table:number-columns-repeated="4"/>
          <table:table-cell table:number-columns-repeated="28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char</text:p>
          </table:table-cell>
          <table:table-cell office:value-type="float" office:value="65526" calcext:value-type="float">
            <text:p>65526</text:p>
          </table:table-cell>
          <table:table-cell table:number-columns-repeated="20"/>
          <table:table-cell table:number-columns-repeated="1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short</text:p>
          </table:table-cell>
          <table:table-cell office:value-type="string" calcext:value-type="string">
            <text:p>(-10)</text:p>
          </table:table-cell>
          <table:table-cell table:number-columns-repeated="20"/>
          <table:table-cell table:style-name="ce3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office:value-type="string" calcext:value-type="string">
            <text:p>(-10)</text:p>
          </table:table-cell>
          <table:table-cell table:number-columns-repeated="28"/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65526" calcext:value-type="float">
            <text:p>65526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3:31:43.505543491</meta:creation-date>
    <dc:date>2023-08-02T14:41:27.282807120</dc:date>
    <meta:editing-duration>PT35M13S</meta:editing-duration>
    <meta:editing-cycles>2</meta:editing-cycles>
    <meta:generator>LibreOffice/7.3.7.2$Linux_X86_64 LibreOffice_project/30$Build-2</meta:generator>
    <meta:document-statistic meta:table-count="1" meta:cell-count="124" meta:object-count="0"/>
  </office:meta>
</office:document-meta>
</file>